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23-10-31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1.7064" calcext:value-type="float">
            <text:p>241.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22-10-12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0.3348" calcext:value-type="float">
            <text:p>240.3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21-10-20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624" calcext:value-type="float">
            <text:p>232.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20-10-29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9-10-2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624" calcext:value-type="float">
            <text:p>232.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8-10-23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1.9528" calcext:value-type="float">
            <text:p>231.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7-10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2.5624" calcext:value-type="float">
            <text:p>232.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6-10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0.6752" calcext:value-type="float">
            <text:p>220.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6.4664" calcext:value-type="float">
            <text:p>226.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3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64" calcext:value-type="float">
            <text:p>211.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076" calcext:value-type="float">
            <text:p>227.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7.9904" calcext:value-type="float">
            <text:p>227.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608" calcext:value-type="float">
            <text:p>219.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1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68" calcext:value-type="float">
            <text:p>210.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6" calcext:value-type="float">
            <text:p>211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36" calcext:value-type="float">
            <text:p>215.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36" calcext:value-type="float">
            <text:p>211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48" calcext:value-type="float">
            <text:p>213.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64" calcext:value-type="float">
            <text:p>207.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36" calcext:value-type="float">
            <text:p>200.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64" calcext:value-type="float">
            <text:p>203.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968" calcext:value-type="float">
            <text:p>202.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64" calcext:value-type="float">
            <text:p>203.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04" calcext:value-type="float">
            <text:p>205.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200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304" calcext:value-type="float">
            <text:p>205.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12" calcext:value-type="float">
            <text:p>198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5.9864" calcext:value-type="float">
            <text:p>195.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2.024" calcext:value-type="float">
            <text:p>192.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48" calcext:value-type="float">
            <text:p>193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5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28" calcext:value-type="float">
            <text:p>185.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4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404" calcext:value-type="float">
            <text:p>184.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8" calcext:value-type="float">
            <text:p>178.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9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8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88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456" calcext:value-type="float">
            <text:p>174.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8101</text:p>
          </table:table-cell>
          <table:table-cell office:value-type="string" calcext:value-type="string">
            <text:p>198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4" calcext:value-type="float">
            <text:p>131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